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c4561" officeooo:paragraph-rsid="000c4561"/>
    </style:style>
    <style:style style:name="P2" style:family="paragraph" style:parent-style-name="Standard">
      <style:paragraph-properties fo:text-align="start" style:justify-single-word="false"/>
      <style:text-properties officeooo:rsid="000c4561" officeooo:paragraph-rsid="000c4561"/>
    </style:style>
    <style:style style:name="P3" style:family="paragraph" style:parent-style-name="Standard">
      <style:paragraph-properties fo:text-align="start" style:justify-single-word="false"/>
      <style:text-properties officeooo:paragraph-rsid="000e037d"/>
    </style:style>
    <style:style style:name="P4"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rsid="000c4561" officeooo:paragraph-rsid="000c4561"/>
    </style:style>
    <style:style style:name="P5"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rsid="000e037d" officeooo:paragraph-rsid="000e037d"/>
    </style:style>
    <style:style style:name="P6"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rsid="000e037d" officeooo:paragraph-rsid="000e037d" style:font-weight-asian="normal" style:font-weight-complex="normal"/>
    </style:style>
    <style:style style:name="P7"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rsid="000f525a" officeooo:paragraph-rsid="000f525a"/>
    </style:style>
    <style:style style:name="P8"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bold" officeooo:rsid="000e037d" officeooo:paragraph-rsid="000e037d" style:font-weight-asian="bold" style:font-weight-complex="bold"/>
    </style:style>
    <style:style style:name="P9" style:family="paragraph" style:parent-style-name="Standard">
      <style:paragraph-properties fo:text-align="start" style:justify-single-word="false"/>
      <style:text-properties fo:font-weight="bold" officeooo:rsid="000e4ec9" officeooo:paragraph-rsid="000e4ec9" style:font-weight-asian="bold" style:font-weight-complex="bold"/>
    </style:style>
    <style:style style:name="P10" style:family="paragraph" style:parent-style-name="Standard">
      <style:paragraph-properties fo:text-align="start" style:justify-single-word="false"/>
      <style:text-properties fo:font-size="14pt" fo:font-weight="bold" officeooo:paragraph-rsid="000c4561"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weight="normal" officeooo:rsid="000e4ec9" officeooo:paragraph-rsid="000e4ec9" style:font-weight-asian="normal" style:font-weight-complex="normal"/>
    </style:style>
    <style:style style:name="P12" style:family="paragraph" style:parent-style-name="Standard">
      <style:paragraph-properties fo:text-align="start" style:justify-single-word="false"/>
      <style:text-properties fo:font-weight="normal" officeooo:rsid="000ef963" officeooo:paragraph-rsid="000ef963" style:font-weight-asian="normal" style:font-weight-complex="normal"/>
    </style:style>
    <style:style style:name="P13" style:family="paragraph" style:parent-style-name="Standard">
      <style:paragraph-properties fo:text-align="start" style:justify-single-word="false"/>
      <style:text-properties officeooo:rsid="000e4ec9" officeooo:paragraph-rsid="000e4ec9"/>
    </style:style>
    <style:style style:name="P14" style:family="paragraph" style:parent-style-name="Standard">
      <style:paragraph-properties fo:text-align="center" style:justify-single-word="false"/>
      <style:text-properties fo:font-size="28pt" fo:font-weight="bold" officeooo:rsid="000f2118" officeooo:paragraph-rsid="000f2118" style:font-size-asian="28pt" style:font-weight-asian="bold" style:font-size-complex="28pt" style:font-weight-complex="bold"/>
    </style:style>
    <style:style style:name="T1" style:family="text">
      <style:text-properties officeooo:rsid="000c4561"/>
    </style:style>
    <style:style style:name="T2" style:family="text">
      <style:text-properties fo:font-variant="normal" fo:text-transform="none" fo:color="#24292e" style:font-name="apple-system" fo:font-size="12pt" fo:letter-spacing="normal" fo:font-style="normal"/>
    </style:style>
    <style:style style:name="T3" style:family="text">
      <style:text-properties fo:font-variant="normal" fo:text-transform="none" fo:color="#24292e" style:font-name="apple-system" fo:font-size="12pt" fo:letter-spacing="normal" fo:font-style="normal" fo:font-weight="normal" style:font-weight-asian="normal" style:font-weight-complex="normal"/>
    </style:style>
    <style:style style:name="T4" style:family="text">
      <style:text-properties fo:font-variant="normal" fo:text-transform="none" fo:color="#24292e" style:font-name="apple-system" fo:font-size="12pt" fo:letter-spacing="normal" fo:font-style="normal" fo:font-weight="normal" officeooo:rsid="000e037d" style:font-weight-asian="normal" style:font-weight-complex="normal"/>
    </style:style>
    <style:style style:name="T5" style:family="text">
      <style:text-properties fo:font-variant="normal" fo:text-transform="none" fo:color="#24292e" style:font-name="apple-system" fo:font-size="12pt" fo:letter-spacing="normal" fo:font-style="normal" fo:font-weight="normal" officeooo:rsid="000e4ec9" style:font-weight-asian="normal" style:font-weight-complex="normal"/>
    </style:style>
    <style:style style:name="T6" style:family="text">
      <style:text-properties officeooo:rsid="000e4e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fficial assignment</text:p>
      <text:p text:style-name="P1"/>
      <text:p text:style-name="P2"/>
      <text:p text:style-name="P10"><text:span text:style-name="T1">Description:</text:span></text:p>
      <text:p text:style-name="P4">Reworked musical tesla coil in smaller scaling. Using an application with which we choose a song and send it to the coil interrupter. Then the interrupter sends out modified pulses which interrupt the coil supply so that the output to the coil has the same frequency as the audio signal.</text:p>
      <text:p text:style-name="P4"/>
      <text:p text:style-name="P4"/>
      <text:p text:style-name="P4"/>
      <text:p text:style-name="P8">Technologies:</text:p>
      <text:p text:style-name="P5">1. Java</text:p>
      <text:p text:style-name="P5">2. C</text:p>
      <text:p text:style-name="P5">3. Embedded</text:p>
      <text:p text:style-name="P5"/>
      <text:p text:style-name="P5"/>
      <text:p text:style-name="P5"/>
      <text:p text:style-name="P8">Management:</text:p>
      <text:p text:style-name="P7">Branching Strategy?</text:p>
      <text:p text:style-name="P7">Kanban or Scrum?</text:p>
      <text:p text:style-name="P7">Code Reviews?</text:p>
      <text:p text:style-name="P5"/>
      <text:p text:style-name="P5"/>
      <text:p text:style-name="P5"/>
      <text:p text:style-name="P8">First Milestone:</text:p>
      <text:p text:style-name="P6">1. Creating an android app <text:span text:style-name="T6">with android studio and java</text:span> that lists all “.wav” files from phone</text:p>
      <text:p text:style-name="P6"><text:tab/>a. Be able to work with all android telephones</text:p>
      <text:p text:style-name="P3"><text:span text:style-name="T4"><text:tab/>b. Beautiful </text:span><text:span text:style-name="T5">design</text:span></text:p>
      <text:p text:style-name="P13"><text:span text:style-name="T3">2. Creating a project scheme</text:span></text:p>
      <text:p text:style-name="P13"><text:span text:style-name="T3"/></text:p>
      <text:p text:style-name="P13"><text:span text:style-name="T3"/></text:p>
      <text:p text:style-name="P13"><text:span text:style-name="T3"/></text:p>
      <text:p text:style-name="P9"><text:span text:style-name="T2">Second Milestone:</text:span></text:p>
      <text:p text:style-name="P11"><text:span text:style-name="T2">1. Creating a software that manages “.wav” files</text:span></text:p>
      <text:p text:style-name="P11"><text:span text:style-name="T2"><text:tab/>a. Be able to turn “.wav” files in binary</text:span></text:p>
      <text:p text:style-name="P11"><text:span text:style-name="T2"><text:tab/>b. Be able to split it in 4 files</text:span></text:p>
      <text:p text:style-name="P11"><text:span text:style-name="T2">2. Upgrade phone application so you can send one of the pre-listed “.wav” files via bluetooth</text:span></text:p>
      <text:p text:style-name="P11"><text:span text:style-name="T2"/></text:p>
      <text:p text:style-name="P11"><text:span text:style-name="T2"/></text:p>
      <text:p text:style-name="P9"><text:span text:style-name="T2"/></text:p>
      <text:p text:style-name="P9"><text:span text:style-name="T2">Third Milestone:</text:span></text:p>
      <text:p text:style-name="P12"><text:span text:style-name="T2">1. Fixing bugs</text:span></text:p>
      <text:p text:style-name="P12"><text:span text:style-name="T2">2. Unit tes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20:12:41.087670918</meta:creation-date>
    <dc:date>2021-02-18T20:59:24.964896488</dc:date>
    <meta:editing-duration>PT14M32S</meta:editing-duration>
    <meta:editing-cycles>3</meta:editing-cycles>
    <meta:generator>LibreOffice/6.4.6.2$Linux_X86_64 LibreOffice_project/40$Build-2</meta:generator>
    <meta:document-statistic meta:table-count="0" meta:image-count="0" meta:object-count="0" meta:page-count="1" meta:paragraph-count="24" meta:word-count="156" meta:character-count="894" meta:non-whitespace-character-count="758"/>
  </office:meta>
</office:document-meta>
</file>